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1000001E352ACF03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235cm" fo:margin-left="0.139cm" table:align="left" style:writing-mode="lr-tb"/>
    </style:style>
    <style:style style:name="Tabla1.A" style:family="table-column">
      <style:table-column-properties style:column-width="7.352cm"/>
    </style:style>
    <style:style style:name="Tabla1.B" style:family="table-column">
      <style:table-column-properties style:column-width="6.8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cccccc" fo:padding="0.049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2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3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3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4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4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5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5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6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6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7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7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8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8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2" style:family="table">
      <style:table-properties style:width="14.141cm" fo:margin-left="0.15cm" fo:margin-right="0.129cm" table:align="margins" style:writing-mode="lr-tb"/>
    </style:style>
    <style:style style:name="Tabla2.A" style:family="table-column">
      <style:table-column-properties style:column-width="7.482cm" style:rel-column-width="34676*"/>
    </style:style>
    <style:style style:name="Tabla2.B" style:family="table-column">
      <style:table-column-properties style:column-width="6.659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/>
      <style:text-properties fo:color="#000000"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P4" style:family="paragraph" style:parent-style-name="Footer">
      <style:paragraph-properties fo:margin-left="0.032cm" fo:margin-right="0cm" fo:line-height="150%" fo:text-align="justify" style:justify-single-word="false" fo:text-indent="0cm" style:auto-text-indent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5" style:family="paragraph" style:parent-style-name="Normal_20__28_Web_29_">
      <style:paragraph-properties fo:margin-left="0.032cm" fo:margin-right="0cm" fo:margin-top="0cm" fo:margin-bottom="0cm" fo:line-height="150%" fo:text-align="justify" style:justify-single-word="false" fo:text-indent="0cm" style:auto-text-indent="false"/>
      <style:text-properties fo:color="#000000"/>
    </style:style>
    <style:style style:name="P6" style:family="paragraph" style:parent-style-name="Normal_20__28_Web_29_">
      <style:paragraph-properties fo:margin-left="0.032cm" fo:margin-right="0cm" fo:margin-top="0cm" fo:margin-bottom="0cm" fo:line-height="150%" fo:text-align="justify" style:justify-single-word="false" fo:text-indent="0cm" style:auto-text-indent="false"/>
      <style:text-properties fo:color="#000000" style:font-name="Nimbus Roman No9 L" fo:font-size="11pt" style:font-size-asian="11pt" style:font-name-complex="Nimbus Roman No9 L" style:font-size-complex="11pt"/>
    </style:style>
    <style:style style:name="P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8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9" style:family="paragraph" style:parent-style-name="Normal_20__28_Web_29_">
      <style:paragraph-properties fo:margin-top="0cm" fo:margin-bottom="0cm" fo:line-height="150%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1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1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1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14" style:family="paragraph" style:parent-style-name="Normal_20__28_Web_29_">
      <style:paragraph-properties fo:margin-top="0cm" fo:margin-bottom="0cm" fo:line-height="150%" fo:text-align="justify" style:justify-single-word="false"/>
      <style:text-properties fo:color="#000000"/>
    </style:style>
    <style:style style:name="P15" style:family="paragraph" style:parent-style-name="Normal_20__28_Web_29_">
      <style:paragraph-properties fo:margin-top="0cm" fo:margin-bottom="0cm" fo:text-align="justify" style:justify-single-word="false"/>
      <style:text-properties fo:color="#000000"/>
    </style:style>
    <style:style style:name="P16" style:family="paragraph" style:parent-style-name="Normal_20__28_Web_29_">
      <style:paragraph-properties fo:margin-top="0cm" fo:margin-bottom="0cm" fo:line-height="150%" fo:text-align="justify" style:justify-single-word="false"/>
      <style:text-properties fo:color="#000000" fo:font-size="11pt" style:font-size-asian="11pt" style:font-size-complex="11pt"/>
    </style:style>
    <style:style style:name="P17" style:family="paragraph" style:parent-style-name="Normal_20__28_Web_29_">
      <style:paragraph-properties fo:margin-top="0cm" fo:margin-bottom="0cm" fo:text-align="center" style:justify-single-word="false"/>
      <style:text-properties fo:color="#000000"/>
    </style:style>
    <style:style style:name="P18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/>
    </style:style>
    <style:style style:name="P19" style:family="paragraph" style:parent-style-name="Standard">
      <style:text-properties fo:color="#000000" style:font-name="Verdana1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P20" style:family="paragraph" style:parent-style-name="Standard">
      <style:text-properties fo:color="#000000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2" style:family="paragraph" style:parent-style-name="Standard">
      <style:paragraph-properties style:snap-to-layout-grid="false"/>
      <style:text-properties fo:color="#000000" style:font-name="Nimbus Roman No9 L" fo:font-size="11pt" style:font-size-asian="11pt" style:font-name-complex="Nimbus Roman No9 L" style:font-size-complex="11pt"/>
    </style:style>
    <style:style style:name="P23" style:family="paragraph" style:parent-style-name="Standard">
      <style:paragraph-properties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4" style:family="paragraph" style:parent-style-name="Standard">
      <style:paragraph-properties style:snap-to-layout-grid="false"/>
      <style:text-properties fo:color="#000000"/>
    </style:style>
    <style:style style:name="P25" style:family="paragraph" style:parent-style-name="Standard">
      <style:paragraph-properties fo:text-align="justify" style:justify-single-word="false"/>
      <style:text-properties fo:color="#000000"/>
    </style:style>
    <style:style style:name="P26" style:family="paragraph" style:parent-style-name="Standard">
      <style:paragraph-properties fo:text-align="justify" style:justify-single-word="false" style:snap-to-layout-grid="false"/>
      <style:text-properties fo:color="#000000"/>
    </style:style>
    <style:style style:name="P27" style:family="paragraph" style:parent-style-name="Normal_20__28_Web_29_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28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Nimbus Roman No9 L" fo:font-size="12pt" fo:font-weight="bold" style:font-name-asian="Arial" style:font-size-asian="12pt" style:font-weight-asian="bold" style:font-name-complex="Nimbus Roman No9 L" style:font-size-complex="12pt" style:font-weight-complex="bold"/>
    </style:style>
    <style:style style:name="P29" style:family="paragraph" style:parent-style-name="Normal_20__28_Web_29_">
      <style:paragraph-properties fo:margin-left="0.044cm" fo:margin-right="0cm" fo:margin-top="0cm" fo:margin-bottom="0cm" fo:line-height="150%" fo:text-align="justify" style:justify-single-word="false" fo:text-indent="0cm" style:auto-text-indent="false" style:snap-to-layout-grid="false"/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P30" style:family="paragraph" style:parent-style-name="Normal_20__28_Web_29_">
      <style:paragraph-properties fo:margin-left="-1.251cm" fo:margin-right="0cm" fo:margin-top="0cm" fo:margin-bottom="0cm" fo:line-height="150%" fo:text-align="justify" style:justify-single-word="false" fo:text-indent="0cm" style:auto-text-indent="false"/>
      <style:text-properties fo:color="#000000" fo:font-size="11pt" style:font-size-asian="11pt" style:font-size-complex="11pt"/>
    </style:style>
    <style:style style:name="P31" style:family="paragraph" style:parent-style-name="Normal_20__28_Web_29_">
      <style:paragraph-properties fo:margin-left="-1.251cm" fo:margin-right="0cm" fo:margin-top="0cm" fo:margin-bottom="0cm" fo:text-align="justify" style:justify-single-word="false" fo:text-indent="0cm" style:auto-text-indent="false"/>
      <style:text-properties fo:color="#000000" style:font-name="Nimbus Roman No9 L" fo:font-size="11pt" style:font-size-asian="11pt" style:font-name-complex="Nimbus Roman No9 L" style:font-size-complex="11pt"/>
    </style:style>
    <style:style style:name="P32" style:family="paragraph" style:parent-style-name="Standard">
      <style:paragraph-properties fo:margin-left="0.12cm" fo:margin-right="-0.009cm" fo:text-align="center" style:justify-single-word="false" fo:text-indent="0cm" style:auto-text-indent="false" style:snap-to-layout-grid="false"/>
      <style:text-properties fo:color="#000000"/>
    </style:style>
    <style:style style:name="P33" style:family="paragraph" style:parent-style-name="Standard">
      <style:paragraph-properties fo:margin-left="-0.291cm" fo:margin-right="0cm" fo:text-align="justify" style:justify-single-word="false" fo:text-indent="0cm" style:auto-text-indent="false"/>
      <style:text-properties fo:color="#000000" style:font-name="Nimbus Roman No9 L" fo:font-size="11pt" style:font-size-asian="11pt" style:font-name-complex="Nimbus Roman No9 L" style:font-size-complex="11pt"/>
    </style:style>
    <style:style style:name="P34" style:family="paragraph" style:parent-style-name="Text_20_body">
      <style:paragraph-properties fo:text-align="justify" style:justify-single-word="false" style:snap-to-layout-grid="false"/>
      <style:text-properties fo:color="#000000" fo:background-color="transparent"/>
    </style:style>
    <style:style style:name="P35" style:family="paragraph" style:parent-style-name="Header">
      <style:paragraph-properties fo:text-align="center" style:justify-single-word="false"/>
    </style:style>
    <style:style style:name="P36" style:family="paragraph" style:parent-style-name="Header" style:master-page-name="Standard">
      <style:paragraph-properties fo:margin-top="0cm" fo:margin-bottom="0cm" fo:line-height="150%" fo:text-align="start" style:justify-single-word="false" style:page-number="auto"/>
      <style:text-properties fo:color="#000000" style:font-name="Nimbus Roman No9 L" fo:font-size="11pt" fo:language="en" fo:country="US" style:text-underline-style="none" fo:font-weight="bold" style:font-size-asian="11pt" style:font-weight-asian="bold" style:font-name-complex="Nimbus Roman No9 L" style:font-size-complex="11pt" style:font-weight-complex="bold"/>
    </style:style>
    <style:style style:name="P37" style:family="paragraph" style:parent-style-name="Normal_20__28_Web_29_">
      <style:paragraph-properties fo:margin-top="0cm" fo:margin-bottom="0cm" fo:line-height="150%" fo:text-align="center" style:justify-single-word="false"/>
      <style:text-properties fo:color="#000000" style:font-name="Arial" fo:font-size="10pt" style:font-size-asian="10pt" style:font-size-complex="10pt"/>
    </style:style>
    <style:style style:name="T1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T2" style:family="text">
      <style:text-properties style:font-name="Nimbus Roman No9 L" style:font-name-complex="Nimbus Roman No9 L"/>
    </style:style>
    <style:style style:name="T3" style:family="text">
      <style:text-properties style:font-name="Nimbus Roman No9 L" style:font-name-asian="Arial" style:font-name-complex="Nimbus Roman No9 L"/>
    </style:style>
    <style:style style:name="T4" style:family="text">
      <style:text-properties style:font-name="Nimbus Roman No9 L" fo:font-size="7pt" style:font-size-asian="7pt" style:font-name-complex="Nimbus Roman No9 L" style:font-size-complex="7pt"/>
    </style:style>
    <style:style style:name="T5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6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7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8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9" style:family="text">
      <style:text-properties style:font-name="Nimbus Roman No9 L" fo:font-size="11pt" style:font-size-asian="11pt" style:font-name-complex="Nimbus Roman No9 L" style:font-size-complex="11pt"/>
    </style:style>
    <style:style style:name="T10" style:family="text">
      <style:text-properties style:font-name="Nimbus Roman No9 L" fo:font-size="11pt" style:font-size-asian="11pt" style:font-name-complex="Nimbus Roman No9 L" style:font-size-complex="11pt" style:font-weight-complex="bold"/>
    </style:style>
    <style:style style:name="T11" style:family="text">
      <style:text-properties style:font-name="Nimbus Roman No9 L" fo:font-size="11pt" style:font-name-asian="Arial" style:font-size-asian="11pt" style:font-name-complex="Nimbus Roman No9 L" style:font-size-complex="11pt"/>
    </style:style>
    <style:style style:name="T12" style:family="text">
      <style:text-properties style:font-name="Nimbus Roman No9 L" fo:font-size="11pt" style:font-name-asian="Arial" style:font-size-asian="11pt" style:font-name-complex="Nimbus Roman No9 L" style:font-size-complex="11pt" style:font-weight-complex="bold"/>
    </style:style>
    <style:style style:name="T13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14" style:family="text">
      <style:text-properties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5" style:family="text">
      <style:text-properties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style:font-name="Nimbus Roman No9 L" fo:font-size="11pt" fo:font-weight="normal" fo:background-color="transparent" style:font-name-asian="Arial" style:font-size-asian="11pt" style:font-weight-asian="normal" style:font-name-complex="Nimbus Roman No9 L" style:font-size-complex="11pt"/>
    </style:style>
    <style:style style:name="T17" style:family="text">
      <style:text-properties style:font-name="Nimbus Roman No9 L" fo:font-size="11pt" fo:font-weight="normal" fo:background-color="transparent" style:font-name-asian="Calibri" style:font-size-asian="11pt" style:font-weight-asian="normal" style:font-name-complex="Nimbus Roman No9 L" style:font-size-complex="11pt"/>
    </style:style>
    <style:style style:name="T18" style:family="text">
      <style:text-properties style:font-name="Nimbus Roman No9 L" style:font-name-asian="Nimbus Roman No9 L" style:font-name-complex="Nimbus Roman No9 L"/>
    </style:style>
    <style:style style:name="T19" style:family="text">
      <style:text-properties fo:color="#000000" style:font-name="Nimbus Roman No9 L" fo:font-size="12pt" fo:font-weight="bold" style:font-name-asian="Nimbus Roman No9 L" style:font-size-asian="12pt" style:font-weight-asian="bold" style:font-name-complex="Nimbus Roman No9 L" style:font-size-complex="12pt" style:font-weight-complex="bold"/>
    </style:style>
    <style:style style:name="T20" style:family="text">
      <style:text-properties fo:color="#000000" style:font-name="Nimbus Roman No9 L" fo:font-size="7pt" style:font-size-asian="7pt" style:font-name-complex="Nimbus Roman No9 L" style:font-size-complex="7pt"/>
    </style:style>
    <style:style style:name="T21" style:family="text">
      <style:text-properties fo:color="#000000" style:font-name="Nimbus Roman No9 L" fo:font-size="11pt" style:text-underline-style="none" style:font-size-asian="11pt" style:font-name-complex="Nimbus Roman No9 L" style:font-size-complex="11pt"/>
    </style:style>
    <style:style style:name="T22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23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24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25" style:family="text">
      <style:text-properties fo:color="#000000" style:font-name="Nimbus Roman No9 L" fo:font-size="11pt" fo:language="es" fo:country="MX" fo:font-weight="normal" style:font-size-asian="11pt" style:font-weight-asian="normal" style:font-name-complex="Nimbus Roman No9 L" style:font-size-complex="11pt"/>
    </style:style>
    <style:style style:name="T26" style:family="text">
      <style:text-properties fo:color="#000000" style:font-name="Nimbus Roman No9 L" fo:font-size="11pt" fo:language="es" fo:country="MX" style:font-name-asian="Arial" style:font-size-asian="11pt" style:font-name-complex="Nimbus Roman No9 L" style:font-size-complex="11pt"/>
    </style:style>
    <style:style style:name="T27" style:family="text">
      <style:text-properties fo:color="#000000" style:font-name="Nimbus Roman No9 L" fo:font-size="11pt" fo:language="es" fo:country="MX" style:font-size-asian="11pt" style:font-name-complex="Nimbus Roman No9 L" style:font-size-complex="11pt"/>
    </style:style>
    <style:style style:name="T28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T29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30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T31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32" style:family="text">
      <style:text-properties fo:color="#000000" style:font-name="Nimbus Roman No9 L1" fo:font-size="11pt" fo:font-weight="bold" style:font-size-asian="11pt" style:font-weight-asian="bold" style:font-name-complex="Nimbus Roman No9 L" style:font-size-complex="11pt" style:font-weight-complex="bold"/>
    </style:style>
    <style:style style:name="T33" style:family="text">
      <style:text-properties fo:color="#000000" style:font-name="Nimbus Roman No9 L1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000000" style:font-name="Bookman Old Style" fo:font-size="6pt" fo:font-weight="bold" style:font-name-asian="Nimbus Roman No9 L" style:font-size-asian="6pt" style:font-weight-asian="bold" style:font-name-complex="Tahoma" style:font-size-complex="6pt" style:font-weight-complex="bol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style:font-name-asian="Arial"/>
    </style:style>
    <style:style style:name="T37" style:family="text">
      <style:text-properties style:text-underline-style="none" fo:font-weight="bold" style:font-weight-asian="bold" style:font-name-complex="Nimbus Roman No9 L" style:font-weight-complex="bold"/>
    </style:style>
    <style:style style:name="T38" style:family="text">
      <style:text-properties style:text-underline-style="none" fo:font-weight="bold" style:font-name-asian="Arial" style:font-weight-asian="bold" style:font-name-complex="Nimbus Roman No9 L" style:font-weight-complex="bold"/>
    </style:style>
    <style:style style:name="T39" style:family="text">
      <style:text-properties style:text-underline-style="none" fo:font-weight="bold" style:font-name-asian="Arial" style:font-weight-asian="bold" style:font-name-complex="Arial2" style:font-weight-complex="bold"/>
    </style:style>
    <style:style style:name="T40" style:family="text">
      <style:text-properties style:font-name-asian="Arial"/>
    </style:style>
    <style:style style:name="T41" style:family="text">
      <style:text-properties fo:color="#333399" style:font-name="Bookman Old Style" fo:font-size="6pt" fo:font-weight="bold" style:font-name-asian="Nimbus Roman No9 L" style:font-size-asian="6pt" style:font-weight-asian="bold" style:font-name-complex="Tahoma" style:font-size-complex="6pt" style:font-weight-complex="bold"/>
    </style:style>
    <style:style style:name="T42" style:family="text">
      <style:text-properties style:font-name="Arial1" fo:font-size="10pt" style:text-underline-style="none" fo:font-weight="bold" style:font-name-asian="Arial" style:font-size-asian="10pt" style:font-weight-asian="bold" style:font-name-complex="Arial2" style:font-size-complex="10pt" style:font-weight-complex="bold"/>
    </style:style>
    <style:style style:name="T43" style:family="text">
      <style:text-properties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44" style:family="text">
      <style:text-properties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45" style:family="text">
      <style:text-properties fo:font-size="10pt" style:text-underline-style="none" fo:font-weight="bold" style:font-name-asian="Arial" style:font-size-asian="10pt" style:font-weight-asian="bold" style:font-name-complex="Arial2" style:font-size-complex="10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{nroActa}</text:p>
      <text:p text:style-name="P37"><text:span text:style-name="T37">ACTA</text:span><text:span text:style-name="T38"> </text:span><text:span text:style-name="T37">DE</text:span><text:span text:style-name="T38"> </text:span><text:span text:style-name="T37">INICIO</text:span><text:span text:style-name="T38"> </text:span><text:span text:style-name="T37">DE</text:span><text:span text:style-name="T38"> </text:span><text:span text:style-name="T39">DE PROCEDIMIENTO</text:span></text:p>
      <text:p text:style-name="P20"/>
      <text:p text:style-name="P27"><text:span text:style-name="T23">En</text:span><text:span text:style-name="T24"> </text:span><text:span text:style-name="T23">el</text:span><text:span text:style-name="T24"> </text:span><text:span text:style-name="T23">día</text:span><text:span text:style-name="T24"> </text:span><text:span text:style-name="T23">d</text:span><text:span text:style-name="T21">e</text:span><text:span text:style-name="T22"> </text:span><text:span text:style-name="T21">hoy,</text:span><text:span text:style-name="T22"> {dia} </text:span><text:span text:style-name="T21">({diaNumero})</text:span><text:span text:style-name="T22"> </text:span><text:span text:style-name="T23">de</text:span><text:span text:style-name="T24"> {mes} </text:span><text:span text:style-name="T23">de</text:span><text:span text:style-name="T24"> {anio}</text:span><text:span text:style-name="T23">,</text:span><text:span text:style-name="T24"> </text:span><text:span text:style-name="Strong_20_Emphasis"><text:span text:style-name="T25">la</text:span></text:span><text:span text:style-name="Strong_20_Emphasis"><text:span text:style-name="T26"> </text:span></text:span><text:span text:style-name="Strong_20_Emphasis"><text:span text:style-name="T27">Dirección</text:span></text:span><text:span text:style-name="Strong_20_Emphasis"><text:span text:style-name="T26"> </text:span></text:span><text:span text:style-name="Strong_20_Emphasis"><text:span text:style-name="T27">de</text:span></text:span><text:span text:style-name="Strong_20_Emphasis"><text:span text:style-name="T26"> </text:span></text:span><text:span text:style-name="Strong_20_Emphasis"><text:span text:style-name="T27">Administración</text:span></text:span><text:span text:style-name="Strong_20_Emphasis"><text:span text:style-name="T26"> </text:span></text:span><text:span text:style-name="Strong_20_Emphasis"><text:span text:style-name="T27">de</text:span></text:span><text:span text:style-name="Strong_20_Emphasis"><text:span text:style-name="T26"> </text:span></text:span><text:span text:style-name="Strong_20_Emphasis"><text:span text:style-name="T27">la</text:span></text:span><text:span text:style-name="Strong_20_Emphasis"><text:span text:style-name="T26"> </text:span></text:span><text:span text:style-name="Strong_20_Emphasis"><text:span text:style-name="T27">Contraloría</text:span></text:span><text:span text:style-name="Strong_20_Emphasis"><text:span text:style-name="T26"> del estado Sucre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7">actuando</text:span></text:span><text:span text:style-name="Strong_20_Emphasis"><text:span text:style-name="T26"> </text:span></text:span><text:span text:style-name="Strong_20_Emphasis"><text:span text:style-name="T27">como</text:span></text:span><text:span text:style-name="Strong_20_Emphasis"><text:span text:style-name="T26"> </text:span></text:span><text:span text:style-name="Strong_20_Emphasis"><text:span text:style-name="T27">Unidad</text:span></text:span><text:span text:style-name="Strong_20_Emphasis"><text:span text:style-name="T26"> </text:span></text:span><text:span text:style-name="Strong_20_Emphasis"><text:span text:style-name="T27">Contratante</text:span></text:span><text:span text:style-name="Strong_20_Emphasis"><text:span text:style-name="T26"> </text:span></text:span><text:span text:style-name="T23">y</text:span><text:span text:style-name="T24"> </text:span><text:span text:style-name="T23">representada</text:span><text:span text:style-name="T24"> </text:span><text:span text:style-name="T23">por</text:span><text:span text:style-name="T24"> </text:span><text:span text:style-name="T23">los</text:span><text:span text:style-name="T24"> </text:span><text:span text:style-name="T23">ciudadanos </text:span><text:span text:style-name="T29">{nombreDirector}</text:span><text:span text:style-name="T28"> </text:span><text:span text:style-name="T23">titular</text:span><text:span text:style-name="T24"> </text:span><text:span text:style-name="T23">de</text:span><text:span text:style-name="T24"> </text:span><text:span text:style-name="T23">la</text:span><text:span text:style-name="T24"> </text:span><text:span text:style-name="T23">cédula</text:span><text:span text:style-name="T24"> </text:span><text:span text:style-name="T23">de</text:span><text:span text:style-name="T24"> </text:span><text:span text:style-name="T23">identidad</text:span><text:span text:style-name="T24"> </text:span><text:span text:style-name="T23">Nº</text:span><text:span text:style-name="T24"> {cedulaDirector} </text:span><text:span text:style-name="T23">en</text:span><text:span text:style-name="T24"> </text:span><text:span text:style-name="T23">su</text:span><text:span text:style-name="T24"> </text:span><text:span text:style-name="T23">condición</text:span><text:span text:style-name="T24"> </text:span><text:span text:style-name="T23">de</text:span><text:span text:style-name="T24"> </text:span><text:span text:style-name="T23">Director</text:span><text:span text:style-name="T24"> </text:span><text:span text:style-name="T23">de</text:span><text:span text:style-name="T24"> </text:span><text:span text:style-name="T23">Administración</text:span><text:span text:style-name="T24"> </text:span><text:span text:style-name="T23">según</text:span><text:span text:style-name="T24"> </text:span><text:span text:style-name="T23">consta</text:span><text:span text:style-name="T24"> </text:span><text:span text:style-name="T23">en</text:span><text:span text:style-name="T24"> </text:span><text:span text:style-name="T23">la</text:span><text:span text:style-name="T24"> </text:span><text:span text:style-name="T23">Resolución</text:span><text:span text:style-name="T24"> </text:span><text:span text:style-name="T23">Nº</text:span><text:span text:style-name="T24"> DC-60-2013 del 21 de Marzo de 2013</text:span><text:span text:style-name="T23">,</text:span><text:span text:style-name="T24"> y </text:span><text:span text:style-name="T31">{nombreAnalista}</text:span><text:span text:style-name="T30"> <text:s/></text:span><text:span text:style-name="T24">titular <text:s/>de <text:s/>la cédula de identidad Nº {cedulaAnalista} en su condición de {cargoAnalista} según consta en Resolución Nº DC-39-2012 de fecha 14/05/2012, de esta Contraloría del Estado Sucre, proceden a dejar constancia del </text:span><text:span text:style-name="T30">INICIO DE LA CONSULTA DE PRECIOS</text:span><text:span text:style-name="T24"> </text:span><text:span text:style-name="T30">Nº {nroSolicitud} </text:span><text:span text:style-name="T24"><text:s/>para la adquisición de:</text:span></text:p>
      <text:p text:style-name="P28">{requerimiento}</text:p>
      <text:p text:style-name="P30"/>
      <text:p text:style-name="P5"><text:span text:style-name="T13"><text:s/><text:tab/></text:span><text:span text:style-name="T13">Para</text:span><text:span text:style-name="T11"> </text:span><text:span text:style-name="T13">la</text:span><text:span text:style-name="T11"> </text:span><text:span text:style-name="T13">precalificación,</text:span><text:span text:style-name="T11"> </text:span><text:span text:style-name="T13">se</text:span><text:span text:style-name="T11"> </text:span><text:span text:style-name="T13">consultó</text:span><text:span text:style-name="T11"> </text:span><text:span text:style-name="T13">la</text:span><text:span text:style-name="T11"> </text:span><text:span text:style-name="T13">base</text:span><text:span text:style-name="T11"> </text:span><text:span text:style-name="T13">del</text:span><text:span text:style-name="T11"> </text:span><text:span text:style-name="T13">Registro</text:span><text:span text:style-name="T11"> </text:span><text:span text:style-name="T13">Nacional</text:span><text:span text:style-name="T11"> </text:span><text:span text:style-name="T13">de</text:span><text:span text:style-name="T11"> </text:span><text:span text:style-name="T13">Contratista,</text:span><text:span text:style-name="T11"> </text:span><text:span text:style-name="T13">para</text:span><text:span text:style-name="T11"> </text:span><text:span text:style-name="T13">la</text:span><text:span text:style-name="T11"> </text:span><text:span text:style-name="T13">obtención</text:span><text:span text:style-name="T11"> </text:span><text:span text:style-name="T13">y</text:span><text:span text:style-name="T11"> </text:span><text:span text:style-name="T13">verificación</text:span><text:span text:style-name="T11"> </text:span><text:span text:style-name="T13">de</text:span><text:span text:style-name="T11"> </text:span><text:span text:style-name="T13">las</text:span><text:span text:style-name="T11"> </text:span><text:span text:style-name="T13">empresas</text:span><text:span text:style-name="T11"> </text:span><text:span text:style-name="T13">dedicadas</text:span><text:span text:style-name="T11"> </text:span><text:span text:style-name="T13">a</text:span><text:span text:style-name="T11"> </text:span><text:span text:style-name="T13">la</text:span><text:span text:style-name="T11"> </text:span><text:span text:style-name="T13">actividad</text:span><text:span text:style-name="T11"> </text:span><text:span text:style-name="T13">comercial</text:span><text:span text:style-name="T11"> de c</text:span><text:span text:style-name="T17">ompra, venta y distribución al mayor y al detal de todas clases de materiales eléctricos, de ferretería, para la construcción y en general toda clases de bienes relacionados con dicho ramo y similares</text:span><text:span text:style-name="T16">.</text:span></text:p>
      <text:p text:style-name="P5"><text:span text:style-name="T11">En</text:span><text:span text:style-name="T11"> </text:span><text:span text:style-name="T11">consecuencia</text:span><text:span text:style-name="T11"> </text:span><text:span text:style-name="T11">se</text:span><text:span text:style-name="T11"> </text:span><text:span text:style-name="T11">invitaran</text:span><text:span text:style-name="T11"> </text:span><text:span text:style-name="T11">a</text:span><text:span text:style-name="T11"> </text:span><text:span text:style-name="T11">las</text:span><text:span text:style-name="T11"> </text:span><text:span text:style-name="T11">sociedades</text:span><text:span text:style-name="T11"> </text:span><text:span text:style-name="T11">mercantiles</text:span><text:span text:style-name="T11"> </text:span><text:span text:style-name="T11">mencionadas</text:span><text:span text:style-name="T11"> </text:span><text:span text:style-name="T11">a</text:span><text:span text:style-name="T11"> </text:span><text:span text:style-name="T11">continuación:</text:span><text:span text:style-name="T11"> </text:span><text:span text:style-name="T11"><text:s/></text:span></text:p>
      <text:p text:style-name="P19">{proveedores}</text:p>
      <text:p text:style-name="P8"/>
      <text:p text:style-name="P6"/>
      <text:p text:style-name="P6"><text:span text:style-name="T3">No obstante la <text:s/>adquisición de los productos se </text:span><text:span text:style-name="T9">ajusta</text:span><text:span text:style-name="T3"> </text:span><text:span text:style-name="T9">a</text:span><text:span text:style-name="T3"> </text:span><text:span text:style-name="T9">lo</text:span><text:span text:style-name="T3"> </text:span><text:span text:style-name="T9">establecido</text:span><text:span text:style-name="T3"> </text:span><text:span text:style-name="T9">en</text:span><text:span text:style-name="T3"> </text:span><text:span text:style-name="T9">el</text:span><text:span text:style-name="T3"> </text:span><text:span text:style-name="T9">Artículo </text:span><text:span text:style-name="T18"><text:s/></text:span><text:span text:style-name="T9">N° 29</text:span><text:span text:style-name="T3"> </text:span><text:span text:style-name="T9">de</text:span><text:span text:style-name="T3"> </text:span><text:span text:style-name="T9">la</text:span><text:span text:style-name="T3"> </text:span><text:span text:style-name="T9">Ley</text:span><text:span text:style-name="T3"> </text:span><text:span text:style-name="T9">de</text:span><text:span text:style-name="T3"> </text:span><text:span text:style-name="T9">Contrataciones</text:span><text:span text:style-name="T3"> </text:span><text:span text:style-name="T9">Publicas,</text:span><text:span text:style-name="T3"> se </text:span><text:span text:style-name="T9">refiere</text:span><text:span text:style-name="T3"> </text:span><text:span text:style-name="T9">a</text:span><text:span text:style-name="T3"> </text:span><text:span text:style-name="T9">la</text:span><text:span text:style-name="T3"> </text:span><text:span text:style-name="T9">obligación</text:span><text:span text:style-name="T3"> </text:span><text:span text:style-name="T9">de</text:span><text:span text:style-name="T3"> </text:span><text:span text:style-name="T9">inscripción</text:span><text:span text:style-name="T3"> </text:span><text:span text:style-name="T9">de</text:span><text:span text:style-name="T3"> </text:span><text:span text:style-name="T9">los</text:span><text:span text:style-name="T3"> </text:span><text:span text:style-name="T9">proveedores</text:span><text:span text:style-name="T3"> </text:span><text:span text:style-name="T9">en</text:span><text:span text:style-name="T3"> </text:span><text:span text:style-name="T9">el</text:span><text:span text:style-name="T3"> </text:span><text:span text:style-name="T9">citado</text:span><text:span text:style-name="T3"> </text:span><text:span text:style-name="T9">Registro.</text:span><text:span text:style-name="T3"> </text:span><text:span text:style-name="T9">Todo</text:span><text:span text:style-name="T3"> </text:span><text:span text:style-name="T9">ello</text:span><text:span text:style-name="T3"> </text:span><text:span text:style-name="T9">concatenado</text:span><text:span text:style-name="T3"> <text:s/>con </text:span><text:span text:style-name="T9">lo</text:span><text:span text:style-name="T3"> </text:span><text:span text:style-name="T9">dispuesto</text:span><text:span text:style-name="T3"> </text:span><text:span text:style-name="T9">en</text:span><text:span text:style-name="T3"> </text:span><text:span text:style-name="T9">el</text:span><text:span text:style-name="T3"> A</text:span><text:span text:style-name="T9">rtículo</text:span><text:span text:style-name="T3"> N° </text:span><text:span text:style-name="T9">85</text:span><text:span text:style-name="T3"> </text:span><text:span text:style-name="T9">del</text:span><text:span text:style-name="T3"> </text:span><text:span text:style-name="T9">Reglamento</text:span><text:span text:style-name="T3"> de la Ley de Contrataciones Públicas que </text:span><text:span text:style-name="T9">establece</text:span><text:span text:style-name="T3"> cuales son </text:span><text:span text:style-name="T9">los</text:span><text:span text:style-name="T3"> </text:span><text:span text:style-name="T9">limites</text:span><text:span text:style-name="T3"> </text:span><text:span text:style-name="T9">para</text:span><text:span text:style-name="T3"> </text:span><text:span text:style-name="T9">contrataciones</text:span><text:span text:style-name="T3"> de </text:span><text:span text:style-name="T9">empresas</text:span><text:span text:style-name="T3"> </text:span><text:span text:style-name="T9">no</text:span><text:span text:style-name="T3"> </text:span><text:span text:style-name="T9">inscritas.</text:span><text:span text:style-name="T3"> </text:span></text:p>
      <text:p text:style-name="P5"><text:span text:style-name="T9">Finalmente,</text:span><text:span text:style-name="T11"> </text:span><text:span text:style-name="T9">es</text:span><text:span text:style-name="T11"> </text:span><text:span text:style-name="T9">importante</text:span><text:span text:style-name="T11"> </text:span><text:span text:style-name="T9">señalar</text:span><text:span text:style-name="T11"> </text:span><text:span text:style-name="T9">que</text:span><text:span text:style-name="T11"> </text:span><text:span text:style-name="T9">para</text:span><text:span text:style-name="T11"> </text:span><text:span text:style-name="T9">el</text:span><text:span text:style-name="T11"> </text:span><text:span text:style-name="T9">desarrollo</text:span><text:span text:style-name="T11"> </text:span><text:span text:style-name="T9">de</text:span><text:span text:style-name="T11"> </text:span><text:span text:style-name="T9">la</text:span><text:span text:style-name="T11"> </text:span><text:span text:style-name="T7">CONSULTA</text:span><text:span text:style-name="T8"> </text:span><text:span text:style-name="T7">DE</text:span><text:span text:style-name="T8"> </text:span><text:span text:style-name="T7">PRECIOS</text:span><text:span text:style-name="T9">,</text:span><text:span text:style-name="T11"> </text:span><text:span text:style-name="T9">se</text:span><text:span text:style-name="T11"> </text:span><text:span text:style-name="T9">tiene</text:span><text:span text:style-name="T11"> </text:span><text:span text:style-name="T9">previsto</text:span><text:span text:style-name="T11"> </text:span><text:span text:style-name="T9">el</text:span><text:span text:style-name="T11"> </text:span><text:span text:style-name="T9">cronograma</text:span><text:span text:style-name="T11"> </text:span><text:span text:style-name="T9">de</text:span><text:span text:style-name="T11"> </text:span><text:span text:style-name="T9">ejecución</text:span><text:span text:style-name="T11"> </text:span><text:span text:style-name="T9">que</text:span><text:span text:style-name="T11"> </text:span><text:span text:style-name="T9">se</text:span><text:span text:style-name="T11"> </text:span><text:span text:style-name="T9">describe</text:span><text:span text:style-name="T11"> </text:span><text:span text:style-name="T9">a</text:span><text:span text:style-name="T11"> </text:span><text:span text:style-name="T9">continuación:</text:span></text:p>
      <text:p text:style-name="P31"/>
      <text:p text:style-name="P7"/>
      <table:table table:name="Tabla1" table:style-name="Tabla1">
        <table:table-column table:style-name="Tabla1.A"/>
        <table:table-column table:style-name="Tabla1.B"/>
        <text:soft-page-break/>
        <table:table-row table:style-name="Tabla1.1">
          <table:table-cell table:style-name="Tabla1.A1" table:number-columns-spanned="2" office:value-type="string">
            <text:p text:style-name="P32"><text:span text:style-name="T7">CRONOGRAMA</text:span><text:span text:style-name="T8"> </text:span><text:span text:style-name="T7">DE</text:span><text:span text:style-name="T8"> </text:span><text:span text:style-name="T7">EJECUCIÓN</text:span></text:p>
          </table:table-cell>
          <table:covered-table-cell/>
        </table:table-row>
        <table:table-row table:style-name="Tabla1.1">
          <table:table-cell table:style-name="Tabla1.A7" office:value-type="string">
            <text:p text:style-name="P21">FASES</text:p>
          </table:table-cell>
          <table:table-cell table:style-name="Tabla1.B7" office:value-type="string">
            <text:p text:style-name="P21">LAPSO</text:p>
          </table:table-cell>
        </table:table-row>
        <table:table-row table:style-name="Tabla1.1">
          <table:table-cell table:style-name="Tabla1.A7" office:value-type="string">
            <text:p text:style-name="P24"><text:span text:style-name="T9">Solicitud</text:span><text:span text:style-name="T11"> </text:span><text:span text:style-name="T9">de</text:span><text:span text:style-name="T11"> </text:span><text:span text:style-name="T9">Cotizaciones</text:span></text:p>
          </table:table-cell>
          <table:table-cell table:style-name="Tabla1.B7" office:value-type="string">
            <text:p text:style-name="P29"><text:span text:style-name="T35">{diaNumero}</text:span><text:span text:style-name="T36"> </text:span>de<text:span text:style-name="T40"> {mes} </text:span>de<text:span text:style-name="T40"> {anio}</text:span></text:p>
          </table:table-cell>
        </table:table-row>
        <table:table-row table:style-name="Tabla1.1">
          <table:table-cell table:style-name="Tabla1.A4" office:value-type="string">
            <text:p text:style-name="P24"><text:span text:style-name="T13">Recepción</text:span><text:span text:style-name="T11"> </text:span><text:span text:style-name="T13">de</text:span><text:span text:style-name="T11"> </text:span><text:span text:style-name="T13">Ofertas.</text:span></text:p>
          </table:table-cell>
          <table:table-cell table:style-name="Tabla1.B4" office:value-type="string">
            <text:p text:style-name="P34"><text:span text:style-name="T13">(03</text:span><text:span text:style-name="T11"> </text:span><text:span text:style-name="T13">días</text:span><text:span text:style-name="T11"> </text:span><text:span text:style-name="T13">hábiles)</text:span><text:span text:style-name="T11"> </text:span><text:span text:style-name="T13">Art.</text:span><text:span text:style-name="T11"> </text:span><text:span text:style-name="T13">45,</text:span><text:span text:style-name="T11"> </text:span><text:span text:style-name="T13">numeral</text:span><text:span text:style-name="T11"> </text:span><text:span text:style-name="T13">4</text:span><text:span text:style-name="T11"> </text:span><text:span text:style-name="T13">LCP (Aclaratoria el día siguiente a la recepción de la invitación y Modificación hasta dos (02) días ante de la fecha limite de la recepción) </text:span></text:p>
          </table:table-cell>
        </table:table-row>
        <table:table-row table:style-name="Tabla1.1">
          <table:table-cell table:style-name="Tabla1.A7" office:value-type="string">
            <text:p text:style-name="P24"><text:span text:style-name="T9">Examen</text:span><text:span text:style-name="T11"> </text:span><text:span text:style-name="T9">de</text:span><text:span text:style-name="T11"> </text:span><text:span text:style-name="T9">las</text:span><text:span text:style-name="T11"> </text:span><text:span text:style-name="T9">Ofertas</text:span><text:span text:style-name="T11"> </text:span><text:span text:style-name="T9">y</text:span><text:span text:style-name="T11"> </text:span><text:span text:style-name="T9">presentación</text:span><text:span text:style-name="T11"> </text:span><text:span text:style-name="T9">del</text:span><text:span text:style-name="T11"> </text:span><text:span text:style-name="T9">Informe</text:span><text:span text:style-name="T11"> </text:span><text:span text:style-name="T9">de</text:span><text:span text:style-name="T11"> </text:span><text:span text:style-name="T9">Recomendación</text:span></text:p>
          </table:table-cell>
          <table:table-cell table:style-name="Tabla1.B7" office:value-type="string">
            <text:p text:style-name="P26"><text:span text:style-name="T9">Dentro</text:span><text:span text:style-name="T11"> </text:span><text:span text:style-name="T9">de</text:span><text:span text:style-name="T11"> </text:span><text:span text:style-name="T9">los</text:span><text:span text:style-name="T11"> </text:span><text:span text:style-name="T9">tres</text:span><text:span text:style-name="T11"> </text:span><text:span text:style-name="T9">(3)</text:span><text:span text:style-name="T11"> </text:span><text:span text:style-name="T9">días</text:span><text:span text:style-name="T11"> </text:span><text:span text:style-name="T9">hábiles</text:span><text:span text:style-name="T11"> </text:span><text:span text:style-name="T9">siguientes</text:span><text:span text:style-name="T11"> </text:span><text:span text:style-name="T9">a</text:span><text:span text:style-name="T11"> </text:span><text:span text:style-name="T9">la</text:span><text:span text:style-name="T11"> </text:span><text:span text:style-name="T9">recepción</text:span><text:span text:style-name="T11"> </text:span><text:span text:style-name="T9">de</text:span><text:span text:style-name="T11"> </text:span><text:span text:style-name="T9">las</text:span><text:span text:style-name="T11"> </text:span><text:span text:style-name="T9">Ofertas (Art.</text:span><text:span text:style-name="T11"> </text:span><text:span text:style-name="T9">97</text:span><text:span text:style-name="T11"> </text:span><text:span text:style-name="T9">RLCP</text:span></text:p>
          </table:table-cell>
        </table:table-row>
        <table:table-row table:style-name="Tabla1.1">
          <table:table-cell table:style-name="Tabla1.A7" office:value-type="string">
            <text:p text:style-name="P22">Adjudicación</text:p>
          </table:table-cell>
          <table:table-cell table:style-name="Tabla1.B7" office:value-type="string">
            <text:p text:style-name="P26"><text:span text:style-name="T9">Dentro</text:span><text:span text:style-name="T11"> </text:span><text:span text:style-name="T9">de</text:span><text:span text:style-name="T11"> </text:span><text:span text:style-name="T9">los</text:span><text:span text:style-name="T11"> </text:span><text:span text:style-name="T9">tres</text:span><text:span text:style-name="T11"> </text:span><text:span text:style-name="T9">(3)</text:span><text:span text:style-name="T11"> </text:span><text:span text:style-name="T9">días</text:span><text:span text:style-name="T11"> </text:span><text:span text:style-name="T9">hábiles</text:span><text:span text:style-name="T11"> </text:span><text:span text:style-name="T9">siguientes</text:span><text:span text:style-name="T11"> </text:span><text:span text:style-name="T9">a</text:span><text:span text:style-name="T11"> </text:span><text:span text:style-name="T9">la</text:span><text:span text:style-name="T11"> </text:span><text:span text:style-name="T9">recepción</text:span><text:span text:style-name="T11"> </text:span><text:span text:style-name="T9">del</text:span><text:span text:style-name="T11"> </text:span><text:span text:style-name="T9">Informe</text:span><text:span text:style-name="T11"> </text:span><text:span text:style-name="T9">de</text:span><text:span text:style-name="T11"> </text:span><text:span text:style-name="T9">Recomendación</text:span><text:span text:style-name="T11"> </text:span></text:p>
            <text:p text:style-name="P25"><text:span text:style-name="T9">(Art.</text:span><text:span text:style-name="T11"> </text:span><text:span text:style-name="T9">84</text:span><text:span text:style-name="T11"> </text:span><text:span text:style-name="T9">LCP)</text:span></text:p>
          </table:table-cell>
        </table:table-row>
        <table:table-row table:style-name="Tabla1.1">
          <table:table-cell table:style-name="Tabla1.A7" office:value-type="string">
            <text:p text:style-name="P24"><text:span text:style-name="T9">Notificación</text:span><text:span text:style-name="T11"> </text:span><text:span text:style-name="T9">de</text:span><text:span text:style-name="T11"> </text:span><text:span text:style-name="T9">la</text:span><text:span text:style-name="T11"> </text:span><text:span text:style-name="T9">Adjudicación</text:span><text:span text:style-name="T11"> </text:span><text:span text:style-name="T9">o</text:span><text:span text:style-name="T11"> </text:span><text:span text:style-name="T9">Declaratoria</text:span><text:span text:style-name="T11"> </text:span><text:span text:style-name="T9">Desierta</text:span><text:span text:style-name="T11"> </text:span><text:span text:style-name="T9">de</text:span><text:span text:style-name="T11"> </text:span><text:span text:style-name="T9">la</text:span><text:span text:style-name="T11"> </text:span><text:span text:style-name="T9">consulta</text:span><text:span text:style-name="T11"> </text:span><text:span text:style-name="T9">de</text:span><text:span text:style-name="T11"> </text:span><text:span text:style-name="T9">precios.</text:span></text:p>
          </table:table-cell>
          <table:table-cell table:style-name="Tabla1.B7" office:value-type="string">
            <text:p text:style-name="P26"><text:span text:style-name="T9">Dentro</text:span><text:span text:style-name="T11"> </text:span><text:span text:style-name="T9">de</text:span><text:span text:style-name="T11"> </text:span><text:span text:style-name="T9">los</text:span><text:span text:style-name="T11"> </text:span><text:span text:style-name="T9">dos</text:span><text:span text:style-name="T11"> </text:span><text:span text:style-name="T9">(2)</text:span><text:span text:style-name="T11"> </text:span><text:span text:style-name="T9">días</text:span><text:span text:style-name="T11"> </text:span><text:span text:style-name="T9">hábiles</text:span><text:span text:style-name="T11"> </text:span><text:span text:style-name="T9">siguientes</text:span><text:span text:style-name="T11"> </text:span><text:span text:style-name="T9">a</text:span><text:span text:style-name="T11"> </text:span><text:span text:style-name="T9">la</text:span><text:span text:style-name="T11"> </text:span><text:span text:style-name="T9">Adjudicación</text:span></text:p>
            <text:p text:style-name="P25"><text:span text:style-name="T9">(Art.</text:span><text:span text:style-name="T11"> </text:span><text:span text:style-name="T9">126</text:span><text:span text:style-name="T11"> </text:span><text:span text:style-name="T9">RLCP)</text:span></text:p>
            <text:p text:style-name="P23"/>
          </table:table-cell>
        </table:table-row>
        <table:table-row table:style-name="Tabla1.1">
          <table:table-cell table:style-name="Tabla1.A8" office:value-type="string">
            <text:p text:style-name="P24"><text:span text:style-name="T9">Firma</text:span><text:span text:style-name="T11"> </text:span><text:span text:style-name="T9">de</text:span><text:span text:style-name="T11"> </text:span><text:span text:style-name="T9">la</text:span><text:span text:style-name="T11"> </text:span><text:span text:style-name="T9">Orden</text:span><text:span text:style-name="T11"> </text:span><text:span text:style-name="T9">de</text:span><text:span text:style-name="T11"> Servicio</text:span></text:p>
          </table:table-cell>
          <table:table-cell table:style-name="Tabla1.B8" office:value-type="string">
            <text:p text:style-name="P26"><text:span text:style-name="T9">Dentro</text:span><text:span text:style-name="T11"> </text:span><text:span text:style-name="T9">de</text:span><text:span text:style-name="T11"> </text:span><text:span text:style-name="T9">los</text:span><text:span text:style-name="T11"> </text:span><text:span text:style-name="T9">ocho</text:span><text:span text:style-name="T11"> </text:span><text:span text:style-name="T9">(8)</text:span><text:span text:style-name="T11"> </text:span><text:span text:style-name="T9">días</text:span><text:span text:style-name="T11"> </text:span><text:span text:style-name="T9">hábiles</text:span><text:span text:style-name="T11"> </text:span><text:span text:style-name="T9">siguientes</text:span><text:span text:style-name="T11"> </text:span><text:span text:style-name="T9">a</text:span><text:span text:style-name="T11"> </text:span><text:span text:style-name="T9">la</text:span><text:span text:style-name="T11"> </text:span><text:span text:style-name="T9">notificación</text:span><text:span text:style-name="T11"> </text:span><text:span text:style-name="T9">de</text:span><text:span text:style-name="T11"> </text:span><text:span text:style-name="T9">la</text:span><text:span text:style-name="T11"> </text:span><text:span text:style-name="T9">Adjudicación</text:span></text:p>
            <text:p text:style-name="P25"><text:span text:style-name="T9">(Art.</text:span><text:span text:style-name="T11"> </text:span><text:span text:style-name="T9">94</text:span><text:span text:style-name="T11"> </text:span><text:span text:style-name="T9">LCP)</text:span></text:p>
          </table:table-cell>
        </table:table-row>
      </table:table>
      <text:p text:style-name="P15"/>
      <text:p text:style-name="P16"/>
      <text:p text:style-name="P14"><text:span text:style-name="T10">La</text:span><text:span text:style-name="T12"> </text:span><text:span text:style-name="T10">presente</text:span><text:span text:style-name="T12"> </text:span><text:span text:style-name="T10">acta</text:span><text:span text:style-name="T12"> </text:span><text:span text:style-name="T9">se</text:span><text:span text:style-name="T11"> </text:span><text:span text:style-name="T9">levanta,</text:span><text:span text:style-name="T11"> </text:span><text:span text:style-name="T9">conforme</text:span><text:span text:style-name="T11"> </text:span><text:span text:style-name="T9">a</text:span><text:span text:style-name="T11"> </text:span><text:span text:style-name="T9">lo</text:span><text:span text:style-name="T11"> </text:span><text:span text:style-name="T9">dispuesto</text:span><text:span text:style-name="T11"> </text:span><text:span text:style-name="T9">en</text:span><text:span text:style-name="T11"> </text:span><text:span text:style-name="T9">el</text:span><text:span text:style-name="T11"> </text:span><text:span text:style-name="T9">único</text:span><text:span text:style-name="T11"> </text:span><text:span text:style-name="T9">aparte</text:span><text:span text:style-name="T11"> </text:span><text:span text:style-name="T9">del</text:span><text:span text:style-name="T11"> </text:span><text:span text:style-name="T9">artículo</text:span><text:span text:style-name="T11"> </text:span><text:span text:style-name="T9">68</text:span><text:span text:style-name="T11"> </text:span><text:span text:style-name="T9">de</text:span><text:span text:style-name="T11"> </text:span><text:span text:style-name="T9">la</text:span><text:span text:style-name="T11"> </text:span><text:span text:style-name="T9">Ley</text:span><text:span text:style-name="T11"> </text:span><text:span text:style-name="T9">de</text:span><text:span text:style-name="T11"> </text:span><text:span text:style-name="T9">Contrataciones</text:span><text:span text:style-name="T11"> </text:span><text:span text:style-name="T9">Públicas,</text:span><text:span text:style-name="T11"> </text:span><text:span text:style-name="T9">en</text:span><text:span text:style-name="T11"> </text:span><text:span text:style-name="T9">concordancia</text:span><text:span text:style-name="T11"> </text:span><text:span text:style-name="T9">con</text:span><text:span text:style-name="T11"> </text:span><text:span text:style-name="T9">lo</text:span><text:span text:style-name="T11"> </text:span><text:span text:style-name="T9">previsto</text:span><text:span text:style-name="T11"> </text:span><text:span text:style-name="T9">en</text:span><text:span text:style-name="T11"> </text:span><text:span text:style-name="T9">el</text:span><text:span text:style-name="T11"> </text:span><text:span text:style-name="T9">artículo</text:span><text:span text:style-name="T11"> </text:span><text:span text:style-name="T9">107</text:span><text:span text:style-name="T11"> </text:span><text:span text:style-name="T9">del</text:span><text:span text:style-name="T11"> </text:span><text:span text:style-name="T9">Reglamento</text:span><text:span text:style-name="T11"> </text:span><text:span text:style-name="T9">de</text:span><text:span text:style-name="T11"> </text:span><text:span text:style-name="T9">la</text:span><text:span text:style-name="T11"> </text:span><text:span text:style-name="T9">mencionada</text:span><text:span text:style-name="T11"> </text:span><text:span text:style-name="T9">Ley.</text:span><text:span text:style-name="T11"> </text:span></text:p>
      <text:p text:style-name="P9"/>
      <text:p text:style-name="P15"><text:span text:style-name="T9">Es</text:span><text:span text:style-name="T11"> </text:span><text:span text:style-name="T9">todo,</text:span><text:span text:style-name="T11"> </text:span><text:span text:style-name="T9">se</text:span><text:span text:style-name="T11"> </text:span><text:span text:style-name="T9">leyó</text:span><text:span text:style-name="T11"> </text:span><text:span text:style-name="T9">y</text:span><text:span text:style-name="T11"> </text:span><text:span text:style-name="T9">conformes</text:span><text:span text:style-name="T11"> </text:span><text:span text:style-name="T9">firman: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8"><text:span text:style-name="T7">Dirección</text:span><text:span text:style-name="T8"> </text:span><text:span text:style-name="T7">de</text:span><text:span text:style-name="T8"> </text:span><text:span text:style-name="T7">Administración</text:span><text:span text:style-name="T8"> </text:span><text:span text:style-name="T7">(Unidad</text:span><text:span text:style-name="T8"> </text:span><text:span text:style-name="T7">Contratante),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1"/>
            <text:p text:style-name="P10"/>
            <text:p text:style-name="P17"><text:span text:style-name="T6">Lcdo. </text:span><text:span text:style-name="T7">{nombreDirector}</text:span></text:p>
            <text:p text:style-name="P17"><text:span text:style-name="T9">Director</text:span><text:span text:style-name="T11"> </text:span><text:span text:style-name="T9">de</text:span><text:span text:style-name="T11"> </text:span><text:span text:style-name="T9">Administración</text:span></text:p>
          </table:table-cell>
          <table:table-cell table:style-name="Tabla2.A1" office:value-type="string">
            <text:p text:style-name="P12"/>
            <text:p text:style-name="P12"/>
            <text:p text:style-name="P12">{nombreAnalista}</text:p>
            <text:p text:style-name="P13">{cargoAnalista}</text:p>
          </table:table-cell>
        </table:table-row>
      </table:table>
      <text:p text:style-name="P15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language="es" fo:country="ES" style:font-name-complex="Arial" style:font-size-complex="10pt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WW8Num1z0" style:family="text">
      <style:text-properties style:font-name="Symbol" style:font-name-complex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margin-left="0.032cm" fo:margin-right="0cm" fo:line-height="150%" fo:text-align="justify" style:justify-single-word="false" fo:text-indent="0cm" style:auto-text-indent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MT2" style:family="text">
      <style:text-properties fo:color="#000000" style:font-name="Nimbus Roman No9 L" fo:font-size="12pt" fo:font-weight="bold" style:font-name-asian="Nimbus Roman No9 L" style:font-size-asian="12pt" style:font-weight-asian="bold" style:font-name-complex="Nimbus Roman No9 L" style:font-size-complex="12pt" style:font-weight-complex="bold"/>
    </style:style>
    <style:style style:name="MT3" style:family="text">
      <style:text-properties fo:color="#333399" style:font-name="Bookman Old Style" fo:font-size="6pt" fo:font-weight="bold" style:font-name-asian="Nimbus Roman No9 L" style:font-size-asian="6pt" style:font-weight-asian="bold" style:font-name-complex="Tahoma" style:font-size-complex="6pt" style:font-weight-complex="bold"/>
    </style:style>
    <style:style style:name="MT4" style:family="text">
      <style:text-properties fo:color="#000000" style:font-name="Bookman Old Style" fo:font-size="6pt" fo:font-weight="bold" style:font-name-asian="Nimbus Roman No9 L" style:font-size-asian="6pt" style:font-weight-asian="bold" style:font-name-complex="Tahoma" style:font-size-complex="6pt" style:font-weight-complex="bold"/>
    </style:style>
    <style:style style:name="MT5" style:family="text">
      <style:text-properties fo:color="#000000" style:font-name="Nimbus Roman No9 L" fo:font-size="7pt" style:font-size-asian="7pt" style:font-name-complex="Nimbus Roman No9 L" style:font-size-complex="7pt"/>
    </style:style>
    <style:style style:name="MT6" style:family="text">
      <style:text-properties style:font-name="Nimbus Roman No9 L" fo:font-size="7pt" style:font-size-asian="7pt" style:font-name-complex="Nimbus Roman No9 L" style:font-size-complex="7pt"/>
    </style:style>
    <style:style style:name="MT7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826cm" fo:margin-bottom="2.926cm" fo:margin-left="3.863cm" fo:margin-right="2.71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64cm" fo:margin-left="0cm" fo:margin-right="0cm" fo:margin-bottom="1.665cm" style:dynamic-spacing="true"/>
      </style:header-style>
      <style:footer-style>
        <style:header-footer-properties fo:min-height="1.162cm" fo:margin-left="0cm" fo:margin-right="0cm" fo:margin-top="1.06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9cm" fo:margin-bottom="4.089cm" fo:margin-left="3.863cm" fo:margin-right="2.718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 2" text:anchor-type="char" svg:y="-0.656cm" svg:width="2.679cm" svg:height="1.744cm" draw:z-index="1"><draw:image xlink:href="Pictures/1000000000000281000001E352ACF031.jpg" xlink:type="simple" xlink:show="embed" xlink:actuate="onLoad"/><svg:title>NUEVO LOGO</svg:title></draw:frame><text:span text:style-name="MT1"> </text:span></text:p>
        <text:p text:style-name="MP1"><text:span text:style-name="MT2"><text:s/></text:span></text:p>
        <text:p text:style-name="MP1"><text:span text:style-name="MT3"/></text:p>
        <text:p text:style-name="MP1"><text:span text:style-name="MT4">DIRECCIÓN DE ADMINISTRACIÓN Y PRESUPUESTO</text:span></text:p>
      </style:header>
      <style:footer>
        <text:p text:style-name="MP2"><text:span text:style-name="Page_20_Number"><text:span text:style-name="MT5">Dirección: Avenida Arismendi, Edificio Palacio Legislativo, Cumaná, Edo. Sucre Teléfonos: (0293) 4320708 <text:s text:c="5"/>4323658. Directo: Tele Fax 4323447 Correo Electrónico: </text:span></text:span><text:a xlink:type="simple" xlink:href="mailto:despacho@cgesucre.gob.ve"><text:span text:style-name="Internet_20_link"><text:span text:style-name="MT5">despacho@cgesucre.gob.ve</text:span></text:span></text:a><text:span text:style-name="Page_20_Number"><text:span text:style-name="MT6"> <text:s text:c="127"/></text:span></text:span><text:span text:style-name="Page_20_Number"><text:span text:style-name="MT7"><text:s text:c="42"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º DC-2008-423</dc:title>
    <meta:initial-creator>agrillo</meta:initial-creator>
    <meta:creation-date>2011-03-09T20:19:00</meta:creation-date>
    <dc:creator>Guidmar Espinoza</dc:creator>
    <dc:date>2013-12-17T10:15:28</dc:date>
    <meta:print-date>2012-08-30T11:47:00</meta:print-date>
    <meta:editing-cycles>64</meta:editing-cycles>
    <meta:editing-duration>P24DT6H10M14S</meta:editing-duration>
    <meta:generator>LibreOffice/3.5$Linux_x86 LibreOffice_project/350m1$Build-2</meta:generator>
    <meta:document-statistic meta:table-count="2" meta:image-count="1" meta:object-count="0" meta:page-count="2" meta:paragraph-count="38" meta:word-count="502" meta:character-count="3424" meta:non-whitespace-character-count="2766"/>
  </office:meta>
</office:document-meta>
</file>